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651474" calcext:value-type="float">
            <text:p>30,651474</text:p>
          </table:table-cell>
          <table:table-cell office:value-type="float" office:value="4.666351994E-026" calcext:value-type="float">
            <text:p>4,67E-026</text:p>
          </table:table-cell>
          <table:table-cell office:value-type="float" office:value="3.092716455" calcext:value-type="float">
            <text:p>3,092716455</text:p>
          </table:table-cell>
          <table:table-cell table:style-name="ce2" table:formula="of:=([.E3]-[.E2])/[.E2]" office:value-type="float" office:value="0.00206039005486455" calcext:value-type="float">
            <text:p>0,00206039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196" calcext:value-type="float">
            <text:p>16196</text:p>
          </table:table-cell>
          <table:table-cell office:value-type="float" office:value="26.55822945" calcext:value-type="float">
            <text:p>26,55822945</text:p>
          </table:table-cell>
          <table:table-cell office:value-type="float" office:value="4.483214876E-020" calcext:value-type="float">
            <text:p>4,48E-020</text:p>
          </table:table-cell>
          <table:table-cell office:value-type="float" office:value="2.382415056" calcext:value-type="float">
            <text:p>2,38241505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196" calcext:value-type="float">
            <text:p>16196</text:p>
          </table:table-cell>
          <table:table-cell office:value-type="float" office:value="26.96802139" calcext:value-type="float">
            <text:p>26,96802139</text:p>
          </table:table-cell>
          <table:table-cell office:value-type="float" office:value="3.832422451E-020" calcext:value-type="float">
            <text:p>3,83E-020</text:p>
          </table:table-cell>
          <table:table-cell office:value-type="float" office:value="2.377024889" calcext:value-type="float">
            <text:p>2,377024889</text:p>
          </table:table-cell>
          <table:table-cell table:formula="of:=([.E5]-[.E4])/[.E4]" office:value-type="float" office:value="-0.00226248024517197" calcext:value-type="float">
            <text:p>-0,00226248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340" calcext:value-type="float">
            <text:p>16340</text:p>
          </table:table-cell>
          <table:table-cell office:value-type="float" office:value="44.88916016" calcext:value-type="float">
            <text:p>44,88916016</text:p>
          </table:table-cell>
          <table:table-cell office:value-type="float" office:value="5.471285577E-017" calcext:value-type="float">
            <text:p>5,47E-017</text:p>
          </table:table-cell>
          <table:table-cell office:value-type="float" office:value="1.9946661" calcext:value-type="float">
            <text:p>1,994666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340" calcext:value-type="float">
            <text:p>16340</text:p>
          </table:table-cell>
          <table:table-cell office:value-type="float" office:value="56.38939667" calcext:value-type="float">
            <text:p>56,38939667</text:p>
          </table:table-cell>
          <table:table-cell office:value-type="float" office:value="4.091689928E-017" calcext:value-type="float">
            <text:p>4,09E-017</text:p>
          </table:table-cell>
          <table:table-cell office:value-type="float" office:value="1.993096113" calcext:value-type="float">
            <text:p>1,993096113</text:p>
          </table:table-cell>
          <table:table-cell table:style-name="ce3" table:formula="of:=([.E7]-[.E6])/[.E6]" office:value-type="float" office:value="-0.000787092636707409" calcext:value-type="float">
            <text:p>-0,000787092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506" calcext:value-type="float">
            <text:p>16506</text:p>
          </table:table-cell>
          <table:table-cell office:value-type="float" office:value="56.35796738" calcext:value-type="float">
            <text:p>56,35796738</text:p>
          </table:table-cell>
          <table:table-cell office:value-type="float" office:value="0.00000000000001048521503" calcext:value-type="float">
            <text:p>1,05E-014</text:p>
          </table:table-cell>
          <table:table-cell office:value-type="float" office:value="1.743824124" calcext:value-type="float">
            <text:p>1,74382412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506" calcext:value-type="float">
            <text:p>16506</text:p>
          </table:table-cell>
          <table:table-cell office:value-type="float" office:value="55.95450211" calcext:value-type="float">
            <text:p>55,95450211</text:p>
          </table:table-cell>
          <table:table-cell office:value-type="float" office:value="1.150067984E-015" calcext:value-type="float">
            <text:p>1,15E-015</text:p>
          </table:table-cell>
          <table:table-cell office:value-type="float" office:value="1.740592599" calcext:value-type="float">
            <text:p>1,740592599</text:p>
          </table:table-cell>
          <table:table-cell table:style-name="ce3" table:formula="of:=([.E9]-[.E8])/[.E8]" office:value-type="float" office:value="-0.00185312552769794" calcext:value-type="float">
            <text:p>-0,00185312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708" calcext:value-type="float">
            <text:p>16708</text:p>
          </table:table-cell>
          <table:table-cell office:value-type="float" office:value="91.87140656" calcext:value-type="float">
            <text:p>91,87140656</text:p>
          </table:table-cell>
          <table:table-cell office:value-type="float" office:value="0.00000000000002975215763" calcext:value-type="float">
            <text:p>2,98E-014</text:p>
          </table:table-cell>
          <table:table-cell office:value-type="float" office:value="1.557057261" calcext:value-type="float">
            <text:p>1,55705726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708" calcext:value-type="float">
            <text:p>16708</text:p>
          </table:table-cell>
          <table:table-cell office:value-type="float" office:value="116.1791229" calcext:value-type="float">
            <text:p>116,1791229</text:p>
          </table:table-cell>
          <table:table-cell office:value-type="float" office:value="0.00000000000006348436046" calcext:value-type="float">
            <text:p>6,35E-014</text:p>
          </table:table-cell>
          <table:table-cell office:value-type="float" office:value="1.556584597" calcext:value-type="float">
            <text:p>1,556584597</text:p>
          </table:table-cell>
          <table:table-cell table:style-name="ce3" table:formula="of:=([.E11]-[.E10])/[.E10]" office:value-type="float" office:value="-0.000303562374897221" calcext:value-type="float">
            <text:p>-0,00030356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826" calcext:value-type="float">
            <text:p>16826</text:p>
          </table:table-cell>
          <table:table-cell office:value-type="float" office:value="116.0099335" calcext:value-type="float">
            <text:p>116,0099335</text:p>
          </table:table-cell>
          <table:table-cell office:value-type="float" office:value="0.000000000001707822252" calcext:value-type="float">
            <text:p>1,71E-012</text:p>
          </table:table-cell>
          <table:table-cell office:value-type="float" office:value="1.421918273" calcext:value-type="float">
            <text:p>1,42191827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826" calcext:value-type="float">
            <text:p>16826</text:p>
          </table:table-cell>
          <table:table-cell office:value-type="float" office:value="112.1138916" calcext:value-type="float">
            <text:p>112,1138916</text:p>
          </table:table-cell>
          <table:table-cell office:value-type="float" office:value="0.000000000001881192034" calcext:value-type="float">
            <text:p>1,88E-012</text:p>
          </table:table-cell>
          <table:table-cell office:value-type="float" office:value="1.423042417" calcext:value-type="float">
            <text:p>1,423042417</text:p>
          </table:table-cell>
          <table:table-cell table:formula="of:=([.E13]-[.E12])/[.E12]" office:value-type="float" office:value="0.000790582708827773" calcext:value-type="float">
            <text:p>0,000790582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937" calcext:value-type="float">
            <text:p>16937</text:p>
          </table:table-cell>
          <table:table-cell office:value-type="float" office:value="112.0834656" calcext:value-type="float">
            <text:p>112,0834656</text:p>
          </table:table-cell>
          <table:table-cell office:value-type="float" office:value="0.0000000001039294345" calcext:value-type="float">
            <text:p>1,04E-010</text:p>
          </table:table-cell>
          <table:table-cell office:value-type="float" office:value="1.309432983" calcext:value-type="float">
            <text:p>1,30943298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937" calcext:value-type="float">
            <text:p>16937</text:p>
          </table:table-cell>
          <table:table-cell office:value-type="float" office:value="111.273735" calcext:value-type="float">
            <text:p>111,273735</text:p>
          </table:table-cell>
          <table:table-cell office:value-type="float" office:value="0.0000000001153896007" calcext:value-type="float">
            <text:p>1,15E-010</text:p>
          </table:table-cell>
          <table:table-cell office:value-type="float" office:value="1.310147047" calcext:value-type="float">
            <text:p>1,310147047</text:p>
          </table:table-cell>
          <table:table-cell table:formula="of:=([.E15]-[.E14])/[.E14]" office:value-type="float" office:value="0.000545323059118383" calcext:value-type="float">
            <text:p>0,000545323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023" calcext:value-type="float">
            <text:p>17023</text:p>
          </table:table-cell>
          <table:table-cell office:value-type="float" office:value="182.4425659" calcext:value-type="float">
            <text:p>182,4425659</text:p>
          </table:table-cell>
          <table:table-cell office:value-type="float" office:value="0.000000001108271364" calcext:value-type="float">
            <text:p>1,11E-009</text:p>
          </table:table-cell>
          <table:table-cell office:value-type="float" office:value="1.214035153" calcext:value-type="float">
            <text:p>1,21403515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023" calcext:value-type="float">
            <text:p>17023</text:p>
          </table:table-cell>
          <table:table-cell office:value-type="float" office:value="236.2938995" calcext:value-type="float">
            <text:p>236,2938995</text:p>
          </table:table-cell>
          <table:table-cell office:value-type="float" office:value="0.000000001082027135" calcext:value-type="float">
            <text:p>1,08E-009</text:p>
          </table:table-cell>
          <table:table-cell office:value-type="float" office:value="1.216692448" calcext:value-type="float">
            <text:p>1,216692448</text:p>
          </table:table-cell>
          <table:table-cell table:formula="of:=([.E17]-[.E16])/[.E16]" office:value-type="float" office:value="0.00218881223779532" calcext:value-type="float">
            <text:p>0,002188812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288" calcext:value-type="float">
            <text:p>17288</text:p>
          </table:table-cell>
          <table:table-cell office:value-type="float" office:value="222.8504791" calcext:value-type="float">
            <text:p>222,8504791</text:p>
          </table:table-cell>
          <table:table-cell office:value-type="float" office:value="0.000000005021163485" calcext:value-type="float">
            <text:p>5,02E-009</text:p>
          </table:table-cell>
          <table:table-cell office:value-type="float" office:value="1.131380558" calcext:value-type="float">
            <text:p>1,13138055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288" calcext:value-type="float">
            <text:p>17288</text:p>
          </table:table-cell>
          <table:table-cell office:value-type="float" office:value="233.4633331" calcext:value-type="float">
            <text:p>233,4633331</text:p>
          </table:table-cell>
          <table:table-cell office:value-type="float" office:value="0.00000000236766895" calcext:value-type="float">
            <text:p>2,37E-009</text:p>
          </table:table-cell>
          <table:table-cell office:value-type="float" office:value="1.132851839" calcext:value-type="float">
            <text:p>1,132851839</text:p>
          </table:table-cell>
          <table:table-cell table:style-name="ce3" table:formula="of:=([.E19]-[.E18])/[.E18]" office:value-type="float" office:value="0.00130042980639582" calcext:value-type="float">
            <text:p>0,00130042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535" calcext:value-type="float">
            <text:p>17535</text:p>
          </table:table-cell>
          <table:table-cell office:value-type="float" office:value="373.6889648" calcext:value-type="float">
            <text:p>373,6889648</text:p>
          </table:table-cell>
          <table:table-cell office:value-type="float" office:value="0.000000007829268789" calcext:value-type="float">
            <text:p>7,83E-009</text:p>
          </table:table-cell>
          <table:table-cell office:value-type="float" office:value="1.063329697" calcext:value-type="float">
            <text:p>1,06332969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535" calcext:value-type="float">
            <text:p>17535</text:p>
          </table:table-cell>
          <table:table-cell office:value-type="float" office:value="447.5357361" calcext:value-type="float">
            <text:p>447,5357361</text:p>
          </table:table-cell>
          <table:table-cell office:value-type="float" office:value="0.000000005215263776" calcext:value-type="float">
            <text:p>5,22E-009</text:p>
          </table:table-cell>
          <table:table-cell office:value-type="float" office:value="1.069900274" calcext:value-type="float">
            <text:p>1,069900274</text:p>
          </table:table-cell>
          <table:table-cell table:style-name="ce3" table:formula="of:=([.E21]-[.E20])/[.E20]" office:value-type="float" office:value="0.00617924715028456" calcext:value-type="float">
            <text:p>0,006179247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933" calcext:value-type="float">
            <text:p>17933</text:p>
          </table:table-cell>
          <table:table-cell office:value-type="float" office:value="447.4872131" calcext:value-type="float">
            <text:p>447,4872131</text:p>
          </table:table-cell>
          <table:table-cell office:value-type="float" office:value="0.0000000004253195851" calcext:value-type="float">
            <text:p>4,25E-010</text:p>
          </table:table-cell>
          <table:table-cell office:value-type="float" office:value="1.044183016" calcext:value-type="float">
            <text:p>1,04418301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85852423281186" calcext:value-type="float">
            <text:p>0,0007858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0:46:43.003679724</dc:date>
    <meta:document-statistic meta:table-count="1" meta:cell-count="121" meta:object-count="0"/>
    <meta:generator>LibreOffice/4.1.4.2$Linux_X86_64 LibreOffice_project/410m0$Build-2</meta:generator>
  </office:meta>
</office:document-meta>
</file>